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9e1c" officeooo:paragraph-rsid="00149e1c"/>
    </style:style>
    <style:style style:name="P2" style:family="paragraph" style:parent-style-name="Standard">
      <style:text-properties officeooo:paragraph-rsid="00149e1c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="sans-serif" fo:font-size="17.5pt" fo:font-weight="bold" style:font-size-asian="17.5pt" style:font-weight-asian="bold" style:font-weight-complex="bold"/>
    </style:style>
    <style:style style:name="T2" style:family="text">
      <style:text-properties style:font-name="sans-serif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sans-serif" fo:font-size="14pt" fo:font-weight="normal" officeooo:rsid="00149e1c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5 Zwięzła nazwa problemu</text:span></text:p>
      <text:p text:style-name="Standard"><text:span text:style-name="T2">Projekt systemu wspomagający prace firmy produkcyjno-handlowej działającej w obszarze materiałów skóropodobnych.</text:span></text:p>
      <text:p text:style-name="Standard"/>
      <text:p text:style-name="P2"><text:span text:style-name="T3">Akronim: </text:span><text:bookmark text:name="yui_3_17_2_2_1427398475189_139"/>S.K.Ó.R.K.A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20:41:51</meta:creation-date>
    <meta:initial-creator>zbychu </meta:initial-creator>
    <dc:language>en-US</dc:language>
    <dc:creator>zbychu </dc:creator>
    <dc:date>2015-03-26T20:46:21.149785357</dc:date>
    <meta:editing-cycles>2</meta:editing-cycles>
    <meta:editing-duration>PT1M55S</meta:editing-duration>
    <meta:generator>LibreOffice/4.2.7.2$Linux_X86_64 LibreOffice_project/420m0$Build-2</meta:generator>
    <meta:document-statistic meta:table-count="0" meta:image-count="0" meta:object-count="0" meta:page-count="1" meta:paragraph-count="3" meta:word-count="17" meta:character-count="158" meta:non-whitespace-character-count="144"/>
  </office:meta>
</office:document-meta>
</file>